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Gátlisti fyrir fyrstu skrefin:</text:p>
      <text:p text:style-name="Normal">Til hvers?:</text:p>
      <text:p text:style-name="Normal">Tilgangur: Tilgangur síðunnar er að auglýsa og kynna íþróttamót</text:p>
      <text:p text:style-name="Normal">Markmið: Markmið síðunnar er að hvetja fólk til að mæta á mótið til að taka þátt eða horfa á.</text:p>
      <text:p text:style-name="Normal">Hverju vil ég ná fram: Ég vil sjá fjölgun í þáttakendum á næsta móti.</text:p>
      <text:p text:style-name="Normal">Vefsíðan mín á að: Ná til mögulegra þáttakenda á íþróttamóti og hvetja þá til að mæta og keppa fyrir hönd síns félags.</text:p>
      <text:p text:style-name="Normal">FYRIR HVERJA?</text:p>
      <text:p text:style-name="Normal">Skrifaðu niður eins marga hópa og þú getur: Ungt fólk í héraði, Þjálfarar, foreldrar, eldir þáttakendur</text:p>
      <text:p text:style-name="Normal">FORGANGSRÖÐUN MARKHÓPA</text:p>
      <text:p text:style-name="Normal">Hverjir þessara hópa eru þér mikilvægastir? Ungt fólk í héraði, foreldrar, eldri þáttakendur, þjálfarar</text:p>
      <text:p text:style-name="Normal">HVERNIG ER VEFSÍÐAN ÞIN INNAN VIÐ BEINIÐ?</text:p>
      <text:p text:style-name="Normal">Ímyndaður þér að vefsíðan sé manneskja – lýstu henni í nokkrum orðum. <text:s/>Fersk og glaðvær ... rosalega skemmtileg.</text:p>
      <text:p text:style-name="Normal">ÁVINNINGUR LESANDANS</text:p>
      <text:p text:style-name="Normal">Hvað hefur vefsíðan fram að færa sem getur nýst lesandanum?<text:s/>Hún lætur lesandann vita hvar og hvenær mótið er. <text:s/>Hvernig á að taka þátt eða starfa með á mótinu.</text:p>
      <text:p text:style-name="Normal">Hver er lykilskilaboð til lesandans?<text:s/>Það verður rosalega gaman hjá þér ef þú mætir á mótið.</text:p>
      <text:p text:style-name="Normal">INNIHALDIÐ SKIPTIR MESTU MÁLI</text:p>
      <text:p text:style-name="Normal">Gerðu þér lista yfir þá efnisþætti sem þú vilt hafa á síðunni.</text:p>
      <text:p text:style-name="Normal">-Hvað er um að vera</text:p>
      <text:p text:style-name="Normal">-Hvar er það um að vera</text:p>
      <text:p text:style-name="Normal">-Hvenær er það um að vera.</text:p>
      <text:p text:style-name="Normal">-Hvernig tek ég þátt.</text:p>
      <text:p text:style-name="Normal">-Hversu gaman gæti verið að taka þátt.</text:p>
      <text:p text:style-name="Normal">UPPFÆRSLA OG NÝTT EFNI</text:p>
      <text:p text:style-name="Normal">Hversu títt ætlarðu þér að setja inn nýtt efni?</text:p>
      <text:p text:style-name="Normal">2-3 á ári.</text:p>
      <text:p text:style-name="Normal">VIÐHALD</text:p>
      <text:soft-page-break/>
      <text:p text:style-name="Normal">Hver er ritstjóri vefsins og aðal ábyrgðaraðili?</text:p>
      <text:p text:style-name="Normal">Ritstjóri yrði framkvæmdastjóri USAH og/eða formað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s" fo:country="I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ldrek</meta:initial-creator>
    <dc:creator>Baldrek</dc:creator>
    <meta:creation-date>2016-04-21T04:58:00Z</meta:creation-date>
    <dc:date>2016-04-21T05:57:00Z</dc:date>
    <meta:template xlink:href="Normal" xlink:type="simple"/>
    <meta:editing-cycles>1</meta:editing-cycles>
    <meta:editing-duration>PT3540S</meta:editing-duration>
    <meta:document-statistic meta:page-count="2" meta:paragraph-count="2" meta:word-count="220" meta:character-count="1478" meta:row-count="10" meta:non-whitespace-character-count="1260"/>
  </office:meta>
</office:document-meta>
</file>